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nyl per in </text:p>
          </table:table-cell>
          <table:table-cell table:formula="of:=5.75/(72*12)" office:value-type="float" office:value="0.00665509259259259" calcext:value-type="float">
            <text:p>0.006655092592593</text:p>
          </table:table-cell>
        </table:table-row>
        <table:table-row table:style-name="ro1">
          <table:table-cell office:value-type="string" calcext:value-type="string">
            <text:p>Transfer per in</text:p>
          </table:table-cell>
          <table:table-cell table:formula="of:=10.46/(6*50*12)" office:value-type="float" office:value="0.00290555555555556" calcext:value-type="float">
            <text:p>0.0029055555555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 in square</text:p>
          </table:table-cell>
          <table:table-cell table:formula="of:=([.B1]+[.B2])*10" office:value-type="float" office:value="0.0956064814814815" calcext:value-type="float">
            <text:p>0.095606481481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9:37:19.161112604</meta:creation-date>
    <dc:date>2020-12-27T19:41:52.621946506</dc:date>
    <meta:editing-duration>PT4M37S</meta:editing-duration>
    <meta:editing-cycles>1</meta:editing-cycles>
    <meta:document-statistic meta:table-count="1" meta:cell-count="6" meta:object-count="0"/>
    <meta:generator>LibreOffice/7.0.3.1$Linux_X86_64 LibreOffice_project/00$Build-1</meta:generator>
  </office:meta>
</office:document-meta>
</file>